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5cm" fo:min-width="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48cm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cm" fo:min-width="3.788cm"/>
    </style:style>
    <style:style style:name="gr5" style:family="graphic" style:parent-style-name="standard">
      <style:graphic-properties draw:fill-color="#ff8000" draw:textarea-horizontal-align="justify" draw:textarea-vertical-align="middle" draw:auto-grow-height="false" fo:min-height="0cm" fo:min-width="3.7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2.06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7.5cm" fo:min-width="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-color="#ff8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cm" svg:height="7.5cm" svg:x="1.7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95cm" svg:height="0.725cm" svg:x="1.655cm" svg:y="2.025cm">
          <draw:text-box>
            <text:p><text:span text:style-name="T1">ECU 1</text:span></text:p>
          </draw:text-box>
        </draw:frame>
        <draw:frame draw:style-name="gr3" draw:text-style-name="P2" draw:layer="layout" svg:width="3.334cm" svg:height="0.725cm" draw:transform="rotate (-0.174532925199433) translate (3.59cm 2.066cm)">
          <draw:text-box>
            <text:p><text:span text:style-name="T1">DM14 Request</text:span></text:p>
          </draw:text-box>
        </draw:frame>
        <draw:custom-shape draw:style-name="gr4" draw:text-style-name="P3" draw:layer="layout" svg:width="4.9cm" svg:height="0.5cm" draw:transform="rotate (-0.174532925199433) translate (3.329cm 2.5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4.888cm" svg:height="0.499cm" draw:transform="skewX (0.00593411945678072) rotate (-0.183085038534206) translate (3.324cm 4.30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.664cm" svg:height="0.725cm" draw:transform="rotate (0.183259571459405) translate (4.415cm 4.428cm)">
          <draw:text-box>
            <text:p><text:span text:style-name="T1">DM15 Response</text:span></text:p>
          </draw:text-box>
        </draw:frame>
        <draw:custom-shape draw:style-name="gr7" draw:text-style-name="P1" draw:layer="layout" svg:width="1.5cm" svg:height="7.75cm" svg:x="8.1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95cm" svg:height="0.725cm" svg:x="8.056cm" svg:y="2.026cm">
          <draw:text-box>
            <text:p><text:span text:style-name="T1">ECU 2</text:span></text:p>
          </draw:text-box>
        </draw:frame>
        <draw:frame draw:style-name="gr2" draw:text-style-name="P2" draw:layer="layout" svg:width="2.695cm" svg:height="0.725cm" svg:x="1.656cm" svg:y="2.026cm">
          <draw:text-box>
            <text:p><text:span text:style-name="T1">ECU 1</text:span></text:p>
          </draw:text-box>
        </draw:frame>
        <draw:frame draw:style-name="gr2" draw:text-style-name="P2" draw:layer="layout" svg:width="2.695cm" svg:height="0.725cm" svg:x="1.656cm" svg:y="2.026cm">
          <draw:text-box>
            <text:p><text:span text:style-name="T1">ECU 1</text:span></text:p>
          </draw:text-box>
        </draw:frame>
        <draw:custom-shape draw:style-name="gr5" draw:text-style-name="P3" draw:layer="layout" svg:width="4.888cm" svg:height="0.499cm" draw:transform="skewX (0.00593411945678072) rotate (-0.183085038534206) translate (3.347cm 5.99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.304cm" svg:height="0.725cm" draw:transform="rotate (0.183259571459405) translate (4.438cm 6.118cm)">
          <draw:text-box>
            <text:p><text:span text:style-name="T1">DM16 Transfer</text:span></text:p>
          </draw:text-box>
        </draw:frame>
        <draw:custom-shape draw:style-name="gr5" draw:text-style-name="P3" draw:layer="layout" svg:width="4.888cm" svg:height="0.499cm" draw:transform="skewX (0.00593411945678072) rotate (-0.183085038534206) translate (3.347cm 7.59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3.567cm" svg:height="0.725cm" draw:transform="rotate (0.183259571459405) translate (4.438cm 7.718cm)">
          <draw:text-box>
            <text:p><text:span text:style-name="T1">DM15 Complet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6T02:17:20.229000000</meta:creation-date>
    <dc:date>2021-07-16T14:34:32.625000000</dc:date>
    <meta:editing-duration>PT1H52M26S</meta:editing-duration>
    <meta:editing-cycles>2</meta:editing-cycles>
    <meta:generator>LibreOffice/7.1.3.2$Windows_X86_64 LibreOffice_project/47f78053abe362b9384784d31a6e56f8511eb1c1</meta:generator>
    <meta:document-statistic meta:object-count="14"/>
  </office:meta>
</office:document-meta>
</file>